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sola's FR406 materials - include 5, 8, 9.5, 14, 18, 21, 28, 35, 39, 47, 59 and 93 MIL cores.</text:p>
      <text:p text:style-name="Standard">The copper thickness is typically ½ to 2 oz (17 to 70 um). </text:p>
      <text:p text:style-name="Standard"/>
      <text:p text:style-name="Standard"/>
      <text:p text:style-name="Standard"/>
      <text:p text:style-name="Standard">Толщина различных финишных покрытий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Тип покрытия</text:p>
          </table:table-cell>
          <table:table-cell table:style-name="Table1.B1" office:value-type="string">
            <text:p text:style-name="Standard">Толщина (мкм)</text:p>
          </table:table-cell>
        </table:table-row>
        <table:table-row>
          <table:table-cell table:style-name="Table1.A2" office:value-type="string">
            <text:p text:style-name="Standard">ПОС-61 оплавлением (маска по ПОС)</text:p>
          </table:table-cell>
          <table:table-cell table:style-name="Table1.B2" office:value-type="string">
            <text:p text:style-name="Standard">10-15 допускаются наплывы</text:p>
          </table:table-cell>
        </table:table-row>
        <table:table-row>
          <table:table-cell table:style-name="Table1.A2" office:value-type="string">
            <text:p text:style-name="Standard">ПОС-63 методом HAL (маска по меди)</text:p>
          </table:table-cell>
          <table:table-cell table:style-name="Table1.B2" office:value-type="string">
            <text:p text:style-name="Standard">12-18 не допускаются наплывы</text:p>
          </table:table-cell>
        </table:table-row>
        <table:table-row>
          <table:table-cell table:style-name="Table1.A2" office:value-type="string">
            <text:p text:style-name="Standard">Hard Gold</text:p>
          </table:table-cell>
          <table:table-cell table:style-name="Table1.B2" office:value-type="string">
            <text:p text:style-name="Table_20_Contents">2,5-5 - Ni / 0,025-0,4 - Au</text:p>
          </table:table-cell>
        </table:table-row>
        <table:table-row>
          <table:table-cell table:style-name="Table1.A2" office:value-type="string">
            <text:p text:style-name="Standard">Immersion Gold</text:p>
          </table:table-cell>
          <table:table-cell table:style-name="Table1.B2" office:value-type="string">
            <text:p text:style-name="Standard">2,5-5 - Ni / 0,076-0,25 - Au</text:p>
          </table:table-cell>
        </table:table-row>
        <table:table-row>
          <table:table-cell table:style-name="Table1.A2" office:value-type="string">
            <text:p text:style-name="Standard">Gold Fingers</text:p>
          </table:table-cell>
          <table:table-cell table:style-name="Table1.B2" office:value-type="string">
            <text:p text:style-name="Standard">2,5-5 - Ni / 0,127-0,76 - Au</text:p>
          </table:table-cell>
        </table:table-row>
        <table:table-row>
          <table:table-cell table:style-name="Table1.A2" office:value-type="string">
            <text:p text:style-name="Standard">Ni</text:p>
          </table:table-cell>
          <table:table-cell table:style-name="Table1.B2" office:value-type="string">
            <text:p text:style-name="Standard">2,54-7,6</text:p>
          </table:table-cell>
        </table:table-row>
      </table:table>
      <text:p text:style-name="Standard"/>
      <text:p text:style-name="Standard">Толщины стеклоткани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Standard">Тип препрега</text:p>
          </table:table-cell>
          <table:table-cell table:style-name="Table2.B1" office:value-type="string">
            <text:p text:style-name="Standard">Толщина (мм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3" office:value-type="float" office:value="2116">
            <text:p text:style-name="Standard">2116</text:p>
          </table:table-cell>
          <table:table-cell table:style-name="Table2.B3" office:value-type="float" office:value="115">
            <text:p text:style-name="Standard">115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>106<text:tab/><text:tab/>0,050</text:p>
      <text:p text:style-name="Standard">1080<text:tab/><text:tab/>0,065</text:p>
      <text:p text:style-name="Standard">2112<text:tab/><text:tab/>0,090</text:p>
      <text:p text:style-name="Standard">2113<text:tab/><text:tab/>0,100</text:p>
      <text:p text:style-name="Standard">2125<text:tab/><text:tab/>0,100</text:p>
      <text:p text:style-name="Standard">2116<text:tab/><text:tab/>0,115</text:p>
      <text:p text:style-name="Standard">7628<text:tab/><text:tab/>0,19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5-20T23:21:22.17</meta:creation-date>
    <meta:generator>OpenOffice/4.1.2$Win32 OpenOffice.org_project/412m3$Build-9782</meta:generator>
    <dc:date>2017-05-21T07:53:27.09</dc:date>
    <dc:creator>Boris </dc:creator>
    <meta:editing-duration>PT24M40S</meta:editing-duration>
    <meta:editing-cycles>5</meta:editing-cycles>
    <meta:document-statistic meta:table-count="2" meta:image-count="0" meta:object-count="0" meta:page-count="1" meta:paragraph-count="29" meta:word-count="110" meta:character-count="586"/>
  </office:meta>
</office:document-meta>
</file>